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1.95E-2" table:style-name="ce1">
            <text:p>0,019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0530000000000001" table:formula="of:=[.A1]+([.B1]*[.C1])" table:style-name="ce1">
            <text:p>0,2053</text:p>
          </table:table-cell>
          <table:table-cell office:value-type="float" office:value="0.1273" table:formula="of:=[.A1]-([.B1]*[.C1])" table:style-name="ce1">
            <text:p>0,1273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1.6500000000000001E-2" table:style-name="ce1">
            <text:p>0,016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9939999999999999" table:formula="of:=[.A2]+([.B2]*[.C2])" table:style-name="ce1">
            <text:p>0,1994</text:p>
          </table:table-cell>
          <table:table-cell office:value-type="float" office:value="0.13339999999999999" table:formula="of:=[.A2]-([.B2]*[.C2])" table:style-name="ce1">
            <text:p>0,1334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2.2499999999999999E-2" table:style-name="ce1">
            <text:p>0,022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112" table:formula="of:=[.A3]+([.B3]*[.C3])" table:style-name="ce1">
            <text:p>0,2112</text:p>
          </table:table-cell>
          <table:table-cell office:value-type="float" office:value="0.12119999999999999" table:formula="of:=[.A3]-([.B3]*[.C3])" table:style-name="ce1">
            <text:p>0,1212</text:p>
          </table:table-cell>
          <table:table-cell table:number-columns-repeated="16377"/>
        </table:table-row>
        <table:table-row table:style-name="ro1">
          <table:table-cell office:value-type="float" office:value="0.1661" table:style-name="ce1">
            <text:p>0,1661</text:p>
          </table:table-cell>
          <table:table-cell office:value-type="float" office:value="2.81E-2" table:style-name="ce1">
            <text:p>0,028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223" table:formula="of:=[.A4]+([.B4]*[.C4])" table:style-name="ce1">
            <text:p>0,2223</text:p>
          </table:table-cell>
          <table:table-cell office:value-type="float" office:value="0.1099" table:formula="of:=[.A4]-([.B4]*[.C4])" table:style-name="ce1">
            <text:p>0,1099</text:p>
          </table:table-cell>
          <table:table-cell table:number-columns-repeated="16377"/>
        </table:table-row>
        <table:table-row table:style-name="ro1">
          <table:table-cell office:value-type="float" office:value="0.16600000000000001" table:style-name="ce1">
            <text:p>0,166</text:p>
          </table:table-cell>
          <table:table-cell office:value-type="float" office:value="3.2800000000000003E-2" table:style-name="ce1">
            <text:p>0,032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3160000000000003" table:formula="of:=[.A5]+([.B5]*[.C5])" table:style-name="ce1">
            <text:p>0,2316</text:p>
          </table:table-cell>
          <table:table-cell office:value-type="float" office:value="0.1004" table:formula="of:=[.A5]-([.B5]*[.C5])" table:style-name="ce1">
            <text:p>0,1004</text:p>
          </table:table-cell>
          <table:table-cell table:number-columns-repeated="16377"/>
        </table:table-row>
        <table:table-row table:style-name="ro1">
          <table:table-cell office:value-type="float" office:value="0.1658" table:style-name="ce1">
            <text:p>0,1658</text:p>
          </table:table-cell>
          <table:table-cell office:value-type="float" office:value="3.6700000000000003E-2" table:style-name="ce1">
            <text:p>0,036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3920000000000002" table:formula="of:=[.A6]+([.B6]*[.C6])" table:style-name="ce1">
            <text:p>0,2392</text:p>
          </table:table-cell>
          <table:table-cell office:value-type="float" office:value="9.2399999999999996E-2" table:formula="of:=[.A6]-([.B6]*[.C6])" table:style-name="ce1">
            <text:p>0,0924</text:p>
          </table:table-cell>
          <table:table-cell table:number-columns-repeated="16377"/>
        </table:table-row>
        <table:table-row table:style-name="ro1">
          <table:table-cell office:value-type="float" office:value="0.1656" table:style-name="ce1">
            <text:p>0,1656</text:p>
          </table:table-cell>
          <table:table-cell office:value-type="float" office:value="0.04" table:style-name="ce1">
            <text:p>0,0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4559999999999998" table:formula="of:=[.A7]+([.B7]*[.C7])" table:style-name="ce1">
            <text:p>0,2456</text:p>
          </table:table-cell>
          <table:table-cell office:value-type="float" office:value="8.5599999999999996E-2" table:formula="of:=[.A7]-([.B7]*[.C7])" table:style-name="ce1">
            <text:p>0,0856</text:p>
          </table:table-cell>
          <table:table-cell table:number-columns-repeated="16377"/>
        </table:table-row>
        <table:table-row table:style-name="ro1">
          <table:table-cell office:value-type="float" office:value="0.1656" table:style-name="ce1">
            <text:p>0,1656</text:p>
          </table:table-cell>
          <table:table-cell office:value-type="float" office:value="4.2799999999999998E-2" table:style-name="ce1">
            <text:p>0,042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5119999999999998" table:formula="of:=[.A8]+([.B8]*[.C8])" table:style-name="ce1">
            <text:p>0,2512</text:p>
          </table:table-cell>
          <table:table-cell office:value-type="float" office:value="0.08" table:formula="of:=[.A8]-([.B8]*[.C8])" table:style-name="ce1">
            <text:p>0,08</text:p>
          </table:table-cell>
          <table:table-cell table:number-columns-repeated="16377"/>
        </table:table-row>
        <table:table-row table:style-name="ro1">
          <table:table-cell office:value-type="float" office:value="0.16539999999999999" table:style-name="ce1">
            <text:p>0,1654</text:p>
          </table:table-cell>
          <table:table-cell office:value-type="float" office:value="4.5400000000000003E-2" table:style-name="ce1">
            <text:p>0,045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5619999999999998" table:formula="of:=[.A9]+([.B9]*[.C9])" table:style-name="ce1">
            <text:p>0,2562</text:p>
          </table:table-cell>
          <table:table-cell office:value-type="float" office:value="7.4599999999999986E-2" table:formula="of:=[.A9]-([.B9]*[.C9])" table:style-name="ce1">
            <text:p>0,0746</text:p>
          </table:table-cell>
          <table:table-cell table:number-columns-repeated="16377"/>
        </table:table-row>
        <table:table-row table:style-name="ro1">
          <table:table-cell office:value-type="float" office:value="0.1653" table:style-name="ce1">
            <text:p>0,1653</text:p>
          </table:table-cell>
          <table:table-cell office:value-type="float" office:value="4.7800000000000002E-2" table:style-name="ce1">
            <text:p>0,047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6090000000000002" table:formula="of:=[.A10]+([.B10]*[.C10])" table:style-name="ce1">
            <text:p>0,2609</text:p>
          </table:table-cell>
          <table:table-cell office:value-type="float" office:value="6.9699999999999998E-2" table:formula="of:=[.A10]-([.B10]*[.C10])" table:style-name="ce1">
            <text:p>0,0697</text:p>
          </table:table-cell>
          <table:table-cell table:number-columns-repeated="16377"/>
        </table:table-row>
        <table:table-row table:style-name="ro1">
          <table:table-cell office:value-type="float" office:value="0.16520000000000001" table:style-name="ce1">
            <text:p>0,1652</text:p>
          </table:table-cell>
          <table:table-cell office:value-type="float" office:value="4.9599999999999998E-2" table:style-name="ce1">
            <text:p>0,049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6440000000000002" table:formula="of:=[.A11]+([.B11]*[.C11])" table:style-name="ce1">
            <text:p>0,2644</text:p>
          </table:table-cell>
          <table:table-cell office:value-type="float" office:value="6.6000000000000017E-2" table:formula="of:=[.A11]-([.B11]*[.C11])" table:style-name="ce1">
            <text:p>0,066</text:p>
          </table:table-cell>
          <table:table-cell table:number-columns-repeated="16377"/>
        </table:table-row>
        <table:table-row table:style-name="ro1">
          <table:table-cell office:value-type="float" office:value="0.1651" table:style-name="ce1">
            <text:p>0,1651</text:p>
          </table:table-cell>
          <table:table-cell office:value-type="float" office:value="5.16E-2" table:style-name="ce1">
            <text:p>0,051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6829999999999998" table:formula="of:=[.A12]+([.B12]*[.C12])" table:style-name="ce1">
            <text:p>0,2683</text:p>
          </table:table-cell>
          <table:table-cell office:value-type="float" office:value="6.1899999999999997E-2" table:formula="of:=[.A12]-([.B12]*[.C12])" table:style-name="ce1">
            <text:p>0,0619</text:p>
          </table:table-cell>
          <table:table-cell table:number-columns-repeated="16377"/>
        </table:table-row>
        <table:table-row table:style-name="ro1">
          <table:table-cell office:value-type="float" office:value="0.16500000000000001" table:style-name="ce1">
            <text:p>0,165</text:p>
          </table:table-cell>
          <table:table-cell office:value-type="float" office:value="5.3100000000000001E-2" table:style-name="ce1">
            <text:p>0,053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712" table:formula="of:=[.A13]+([.B13]*[.C13])" table:style-name="ce1">
            <text:p>0,2712</text:p>
          </table:table-cell>
          <table:table-cell office:value-type="float" office:value="5.8800000000000005E-2" table:formula="of:=[.A13]-([.B13]*[.C13])" table:style-name="ce1">
            <text:p>0,0588</text:p>
          </table:table-cell>
          <table:table-cell table:number-columns-repeated="16377"/>
        </table:table-row>
        <table:table-row table:style-name="ro1">
          <table:table-cell office:value-type="float" office:value="0.16489999999999999" table:style-name="ce1">
            <text:p>0,1649</text:p>
          </table:table-cell>
          <table:table-cell office:value-type="float" office:value="5.4800000000000001E-2" table:style-name="ce1">
            <text:p>0,054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7449999999999997" table:formula="of:=[.A14]+([.B14]*[.C14])" table:style-name="ce1">
            <text:p>0,2745</text:p>
          </table:table-cell>
          <table:table-cell office:value-type="float" office:value="5.5299999999999988E-2" table:formula="of:=[.A14]-([.B14]*[.C14])" table:style-name="ce1">
            <text:p>0,0553</text:p>
          </table:table-cell>
          <table:table-cell table:number-columns-repeated="16377"/>
        </table:table-row>
        <table:table-row table:style-name="ro1">
          <table:table-cell office:value-type="float" office:value="0.1648" table:style-name="ce1">
            <text:p>0,1648</text:p>
          </table:table-cell>
          <table:table-cell office:value-type="float" office:value="5.6099999999999997E-2" table:style-name="ce1">
            <text:p>0,056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27700000000000002" table:formula="of:=[.A15]+([.B15]*[.C15])" table:style-name="ce1">
            <text:p>0,277</text:p>
          </table:table-cell>
          <table:table-cell office:value-type="float" office:value="5.2600000000000008E-2" table:formula="of:=[.A15]-([.B15]*[.C15])" table:style-name="ce1">
            <text:p>0,0526</text:p>
          </table:table-cell>
          <table:table-cell table:number-columns-repeated="16377"/>
        </table:table-row>
        <table:table-row table:style-name="ro1">
          <table:table-cell office:value-type="float" office:value="0.1661" table:style-name="ce1">
            <text:p>0,1661</text:p>
          </table:table-cell>
          <table:table-cell office:value-type="float" office:value="1.3899999999999999E-2" table:style-name="ce1">
            <text:p>0,013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9389999999999999" table:formula="of:=[.A16]+([.B16]*[.C16])" table:style-name="ce1">
            <text:p>0,1939</text:p>
          </table:table-cell>
          <table:table-cell office:value-type="float" office:value="0.13830000000000001" table:formula="of:=[.A16]-([.B16]*[.C16])" table:style-name="ce1">
            <text:p>0,1383</text:p>
          </table:table-cell>
          <table:table-cell table:number-columns-repeated="16377"/>
        </table:table-row>
        <table:table-row table:style-name="ro1">
          <table:table-cell office:value-type="float" office:value="0.1661" table:style-name="ce1">
            <text:p>0,1661</text:p>
          </table:table-cell>
          <table:table-cell office:value-type="float" office:value="1.34E-2" table:style-name="ce1">
            <text:p>0,013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9289999999999999" table:formula="of:=[.A17]+([.B17]*[.C17])" table:style-name="ce1">
            <text:p>0,1929</text:p>
          </table:table-cell>
          <table:table-cell office:value-type="float" office:value="0.13930000000000001" table:formula="of:=[.A17]-([.B17]*[.C17])" table:style-name="ce1">
            <text:p>0,1393</text:p>
          </table:table-cell>
          <table:table-cell table:number-columns-repeated="16377"/>
        </table:table-row>
        <table:table-row table:style-name="ro1">
          <table:table-cell office:value-type="float" office:value="0.1661" table:style-name="ce1">
            <text:p>0,1661</text:p>
          </table:table-cell>
          <table:table-cell office:value-type="float" office:value="1.29E-2" table:style-name="ce1">
            <text:p>0,012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9189999999999999" table:formula="of:=[.A18]+([.B18]*[.C18])" table:style-name="ce1">
            <text:p>0,1919</text:p>
          </table:table-cell>
          <table:table-cell office:value-type="float" office:value="0.14030000000000001" table:formula="of:=[.A18]-([.B18]*[.C18])" table:style-name="ce1">
            <text:p>0,1403</text:p>
          </table:table-cell>
          <table:table-cell table:number-columns-repeated="16377"/>
        </table:table-row>
        <table:table-row table:style-name="ro1">
          <table:table-cell office:value-type="float" office:value="0.1661" table:style-name="ce1">
            <text:p>0,1661</text:p>
          </table:table-cell>
          <table:table-cell office:value-type="float" office:value="1.24E-2" table:style-name="ce1">
            <text:p>0,012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9089999999999999" table:formula="of:=[.A19]+([.B19]*[.C19])" table:style-name="ce1">
            <text:p>0,1909</text:p>
          </table:table-cell>
          <table:table-cell office:value-type="float" office:value="0.14130000000000001" table:formula="of:=[.A19]-([.B19]*[.C19])" table:style-name="ce1">
            <text:p>0,1413</text:p>
          </table:table-cell>
          <table:table-cell table:number-columns-repeated="16377"/>
        </table:table-row>
        <table:table-row table:style-name="ro1">
          <table:table-cell office:value-type="float" office:value="0.1661" table:style-name="ce1">
            <text:p>0,1661</text:p>
          </table:table-cell>
          <table:table-cell office:value-type="float" office:value="1.2E-2" table:style-name="ce1">
            <text:p>0,01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9009999999999999" table:formula="of:=[.A20]+([.B20]*[.C20])" table:style-name="ce1">
            <text:p>0,1901</text:p>
          </table:table-cell>
          <table:table-cell office:value-type="float" office:value="0.1421" table:formula="of:=[.A20]-([.B20]*[.C20])" table:style-name="ce1">
            <text:p>0,1421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1.15E-2" table:style-name="ce1">
            <text:p>0,011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919999999999998" table:formula="of:=[.A21]+([.B21]*[.C21])" table:style-name="ce1">
            <text:p>0,1892</text:p>
          </table:table-cell>
          <table:table-cell office:value-type="float" office:value="0.14319999999999999" table:formula="of:=[.A21]-([.B21]*[.C21])" table:style-name="ce1">
            <text:p>0,1432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1.12E-2" table:style-name="ce1">
            <text:p>0,011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859999999999999" table:formula="of:=[.A22]+([.B22]*[.C22])" table:style-name="ce1">
            <text:p>0,1886</text:p>
          </table:table-cell>
          <table:table-cell office:value-type="float" office:value="0.14379999999999998" table:formula="of:=[.A22]-([.B22]*[.C22])" table:style-name="ce1">
            <text:p>0,1438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1.0800000000000001E-2" table:style-name="ce1">
            <text:p>0,010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779999999999999" table:formula="of:=[.A23]+([.B23]*[.C23])" table:style-name="ce1">
            <text:p>0,1878</text:p>
          </table:table-cell>
          <table:table-cell office:value-type="float" office:value="0.14459999999999998" table:formula="of:=[.A23]-([.B23]*[.C23])" table:style-name="ce1">
            <text:p>0,1446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1.0500000000000001E-2" table:style-name="ce1">
            <text:p>0,010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719999999999998" table:formula="of:=[.A24]+([.B24]*[.C24])" table:style-name="ce1">
            <text:p>0,1872</text:p>
          </table:table-cell>
          <table:table-cell office:value-type="float" office:value="0.1452" table:formula="of:=[.A24]-([.B24]*[.C24])" table:style-name="ce1">
            <text:p>0,1452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1.0200000000000001E-2" table:style-name="ce1">
            <text:p>0,010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9999999999999" table:formula="of:=[.A25]+([.B25]*[.C25])" table:style-name="ce1">
            <text:p>0,1866</text:p>
          </table:table-cell>
          <table:table-cell office:value-type="float" office:value="0.14579999999999999" table:formula="of:=[.A25]-([.B25]*[.C25])" table:style-name="ce1">
            <text:p>0,1458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9.9000000000000008E-3" table:style-name="ce1">
            <text:p>0,009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" table:formula="of:=[.A26]+([.B26]*[.C26])" table:style-name="ce1">
            <text:p>0,186</text:p>
          </table:table-cell>
          <table:table-cell office:value-type="float" office:value="0.14639999999999997" table:formula="of:=[.A26]-([.B26]*[.C26])" table:style-name="ce1">
            <text:p>0,1464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9.5999999999999992E-3" table:style-name="ce1">
            <text:p>0,009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39999999999998" table:formula="of:=[.A27]+([.B27]*[.C27])" table:style-name="ce1">
            <text:p>0,1854</text:p>
          </table:table-cell>
          <table:table-cell office:value-type="float" office:value="0.14699999999999999" table:formula="of:=[.A27]-([.B27]*[.C27])" table:style-name="ce1">
            <text:p>0,147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9.3699999999999999E-3" table:style-name="ce1">
            <text:p>0,0093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93999999999999" table:formula="of:=[.A28]+([.B28]*[.C28])" table:style-name="ce1">
            <text:p>0,18494</text:p>
          </table:table-cell>
          <table:table-cell office:value-type="float" office:value="0.14745999999999998" table:formula="of:=[.A28]-([.B28]*[.C28])" table:style-name="ce1">
            <text:p>0,14746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9.1500000000000001E-3" table:style-name="ce1">
            <text:p>0,0091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5" table:formula="of:=[.A29]+([.B29]*[.C29])" table:style-name="ce1">
            <text:p>0,1845</text:p>
          </table:table-cell>
          <table:table-cell office:value-type="float" office:value="0.14789999999999998" table:formula="of:=[.A29]-([.B29]*[.C29])" table:style-name="ce1">
            <text:p>0,1479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8.9300000000000004E-3" table:style-name="ce1">
            <text:p>0,0089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06" table:formula="of:=[.A30]+([.B30]*[.C30])" table:style-name="ce1">
            <text:p>0,18406</text:p>
          </table:table-cell>
          <table:table-cell office:value-type="float" office:value="0.14833999999999997" table:formula="of:=[.A30]-([.B30]*[.C30])" table:style-name="ce1">
            <text:p>0,14834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8.7799999999999996E-3" table:style-name="ce1">
            <text:p>0,0087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75999999999998" table:formula="of:=[.A31]+([.B31]*[.C31])" table:style-name="ce1">
            <text:p>0,18376</text:p>
          </table:table-cell>
          <table:table-cell office:value-type="float" office:value="0.14863999999999999" table:formula="of:=[.A31]-([.B31]*[.C31])" table:style-name="ce1">
            <text:p>0,14864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8.5800000000000008E-3" table:style-name="ce1">
            <text:p>0,0085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36" table:formula="of:=[.A32]+([.B32]*[.C32])" table:style-name="ce1">
            <text:p>0,18336</text:p>
          </table:table-cell>
          <table:table-cell office:value-type="float" office:value="0.14903999999999998" table:formula="of:=[.A32]-([.B32]*[.C32])" table:style-name="ce1">
            <text:p>0,14904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8.43E-3" table:style-name="ce1">
            <text:p>0,0084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06" table:formula="of:=[.A33]+([.B33]*[.C33])" table:style-name="ce1">
            <text:p>0,18306</text:p>
          </table:table-cell>
          <table:table-cell office:value-type="float" office:value="0.14933999999999997" table:formula="of:=[.A33]-([.B33]*[.C33])" table:style-name="ce1">
            <text:p>0,14934</text:p>
          </table:table-cell>
          <table:table-cell table:number-columns-repeated="16377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8.3099999999999997E-3" table:style-name="ce1">
            <text:p>0,0083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81999999999998" table:formula="of:=[.A34]+([.B34]*[.C34])" table:style-name="ce1">
            <text:p>0,18282</text:p>
          </table:table-cell>
          <table:table-cell office:value-type="float" office:value="0.14957999999999999" table:formula="of:=[.A34]-([.B34]*[.C34])" table:style-name="ce1">
            <text:p>0,14958</text:p>
          </table:table-cell>
          <table:table-cell table:number-columns-repeated="16377"/>
        </table:table-row>
        <table:table-row table:style-name="ro1">
          <table:table-cell office:value-type="float" office:value="0.16622000000000001" table:style-name="ce1">
            <text:p>0,16622</text:p>
          </table:table-cell>
          <table:table-cell office:value-type="float" office:value="8.1799999999999998E-3" table:style-name="ce1">
            <text:p>0,0081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58000000000002" table:formula="of:=[.A35]+([.B35]*[.C35])" table:style-name="ce1">
            <text:p>0,18258</text:p>
          </table:table-cell>
          <table:table-cell office:value-type="float" office:value="0.14985999999999999" table:formula="of:=[.A35]-([.B35]*[.C35])" table:style-name="ce1">
            <text:p>0,14986</text:p>
          </table:table-cell>
          <table:table-cell table:number-columns-repeated="16377"/>
        </table:table-row>
        <table:table-row table:style-name="ro1">
          <table:table-cell office:value-type="float" office:value="0.16624" table:style-name="ce1">
            <text:p>0,16624</text:p>
          </table:table-cell>
          <table:table-cell office:value-type="float" office:value="8.0499999999999999E-3" table:style-name="ce1">
            <text:p>0,0080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34" table:formula="of:=[.A36]+([.B36]*[.C36])" table:style-name="ce1">
            <text:p>0,18234</text:p>
          </table:table-cell>
          <table:table-cell office:value-type="float" office:value="0.15014" table:formula="of:=[.A36]-([.B36]*[.C36])" table:style-name="ce1">
            <text:p>0,15014</text:p>
          </table:table-cell>
          <table:table-cell table:number-columns-repeated="16377"/>
        </table:table-row>
        <table:table-row table:style-name="ro1">
          <table:table-cell office:value-type="float" office:value="0.16622000000000001" table:style-name="ce1">
            <text:p>0,16622</text:p>
          </table:table-cell>
          <table:table-cell office:value-type="float" office:value="7.9299999999999995E-3" table:style-name="ce1">
            <text:p>0,0079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08000000000002" table:formula="of:=[.A37]+([.B37]*[.C37])" table:style-name="ce1">
            <text:p>0,18208</text:p>
          </table:table-cell>
          <table:table-cell office:value-type="float" office:value="0.15035999999999999" table:formula="of:=[.A37]-([.B37]*[.C37])" table:style-name="ce1">
            <text:p>0,15036</text:p>
          </table:table-cell>
          <table:table-cell table:number-columns-repeated="16377"/>
        </table:table-row>
        <table:table-row table:style-name="ro1">
          <table:table-cell office:value-type="float" office:value="0.16625000000000001" table:style-name="ce1">
            <text:p>0,16625</text:p>
          </table:table-cell>
          <table:table-cell office:value-type="float" office:value="7.8499999999999993E-3" table:style-name="ce1">
            <text:p>0,0078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95" table:formula="of:=[.A38]+([.B38]*[.C38])" table:style-name="ce1">
            <text:p>0,18195</text:p>
          </table:table-cell>
          <table:table-cell office:value-type="float" office:value="0.15055000000000002" table:formula="of:=[.A38]-([.B38]*[.C38])" table:style-name="ce1">
            <text:p>0,15055</text:p>
          </table:table-cell>
          <table:table-cell table:number-columns-repeated="16377"/>
        </table:table-row>
        <table:table-row table:style-name="ro1">
          <table:table-cell office:value-type="float" office:value="0.16624" table:style-name="ce1">
            <text:p>0,16624</text:p>
          </table:table-cell>
          <table:table-cell office:value-type="float" office:value="7.7600000000000004E-3" table:style-name="ce1">
            <text:p>0,0077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76" table:formula="of:=[.A39]+([.B39]*[.C39])" table:style-name="ce1">
            <text:p>0,18176</text:p>
          </table:table-cell>
          <table:table-cell office:value-type="float" office:value="0.15071999999999999" table:formula="of:=[.A39]-([.B39]*[.C39])" table:style-name="ce1">
            <text:p>0,15072</text:p>
          </table:table-cell>
          <table:table-cell table:number-columns-repeated="16377"/>
        </table:table-row>
        <table:table-row table:style-name="ro1">
          <table:table-cell office:value-type="float" office:value="0.16625999999999999" table:style-name="ce1">
            <text:p>0,16626</text:p>
          </table:table-cell>
          <table:table-cell office:value-type="float" office:value="7.6800000000000002E-3" table:style-name="ce1">
            <text:p>0,0076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62" table:formula="of:=[.A40]+([.B40]*[.C40])" table:style-name="ce1">
            <text:p>0,18162</text:p>
          </table:table-cell>
          <table:table-cell office:value-type="float" office:value="0.15089999999999998" table:formula="of:=[.A40]-([.B40]*[.C40])" table:style-name="ce1">
            <text:p>0,1509</text:p>
          </table:table-cell>
          <table:table-cell table:number-columns-repeated="16377"/>
        </table:table-row>
        <table:table-row table:style-name="ro1">
          <table:table-cell office:value-type="float" office:value="0.16624" table:style-name="ce1">
            <text:p>0,16624</text:p>
          </table:table-cell>
          <table:table-cell office:value-type="float" office:value="7.62E-3" table:style-name="ce1">
            <text:p>0,0076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48" table:formula="of:=[.A41]+([.B41]*[.C41])" table:style-name="ce1">
            <text:p>0,18148</text:p>
          </table:table-cell>
          <table:table-cell office:value-type="float" office:value="0.151" table:formula="of:=[.A41]-([.B41]*[.C41])" table:style-name="ce1">
            <text:p>0,151</text:p>
          </table:table-cell>
          <table:table-cell table:number-columns-repeated="16377"/>
        </table:table-row>
        <table:table-row table:style-name="ro1">
          <table:table-cell office:value-type="float" office:value="0.16624" table:style-name="ce1">
            <text:p>0,16624</text:p>
          </table:table-cell>
          <table:table-cell office:value-type="float" office:value="7.5799999999999999E-3" table:style-name="ce1">
            <text:p>0,0075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40000000000001" table:formula="of:=[.A42]+([.B42]*[.C42])" table:style-name="ce1">
            <text:p>0,1814</text:p>
          </table:table-cell>
          <table:table-cell office:value-type="float" office:value="0.15107999999999999" table:formula="of:=[.A42]-([.B42]*[.C42])" table:style-name="ce1">
            <text:p>0,15108</text:p>
          </table:table-cell>
          <table:table-cell table:number-columns-repeated="16377"/>
        </table:table-row>
        <table:table-row table:style-name="ro1">
          <table:table-cell office:value-type="float" office:value="0.16624" table:style-name="ce1">
            <text:p>0,16624</text:p>
          </table:table-cell>
          <table:table-cell office:value-type="float" office:value="7.5500000000000003E-3" table:style-name="ce1">
            <text:p>0,0075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34" table:formula="of:=[.A43]+([.B43]*[.C43])" table:style-name="ce1">
            <text:p>0,18134</text:p>
          </table:table-cell>
          <table:table-cell office:value-type="float" office:value="0.15114" table:formula="of:=[.A43]-([.B43]*[.C43])" table:style-name="ce1">
            <text:p>0,15114</text:p>
          </table:table-cell>
          <table:table-cell table:number-columns-repeated="16377"/>
        </table:table-row>
        <table:table-row table:style-name="ro1">
          <table:table-cell office:value-type="float" office:value="0.16627" table:style-name="ce1">
            <text:p>0,16627</text:p>
          </table:table-cell>
          <table:table-cell office:value-type="float" office:value="7.5100000000000002E-3" table:style-name="ce1">
            <text:p>0,0075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29000000000001" table:formula="of:=[.A44]+([.B44]*[.C44])" table:style-name="ce1">
            <text:p>0,18129</text:p>
          </table:table-cell>
          <table:table-cell office:value-type="float" office:value="0.15125" table:formula="of:=[.A44]-([.B44]*[.C44])" table:style-name="ce1">
            <text:p>0,15125</text:p>
          </table:table-cell>
          <table:table-cell table:number-columns-repeated="16377"/>
        </table:table-row>
        <table:table-row table:style-name="ro1">
          <table:table-cell office:value-type="float" office:value="0.16625999999999999" table:style-name="ce1">
            <text:p>0,16626</text:p>
          </table:table-cell>
          <table:table-cell office:value-type="float" office:value="7.4900000000000001E-3" table:style-name="ce1">
            <text:p>0,0074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23999999999998" table:formula="of:=[.A45]+([.B45]*[.C45])" table:style-name="ce1">
            <text:p>0,18124</text:p>
          </table:table-cell>
          <table:table-cell office:value-type="float" office:value="0.15128" table:formula="of:=[.A45]-([.B45]*[.C45])" table:style-name="ce1">
            <text:p>0,15128</text:p>
          </table:table-cell>
          <table:table-cell table:number-columns-repeated="16377"/>
        </table:table-row>
        <table:table-row table:style-name="ro1">
          <table:table-cell office:value-type="float" office:value="0.16625999999999999" table:style-name="ce1">
            <text:p>0,16626</text:p>
          </table:table-cell>
          <table:table-cell office:value-type="float" office:value="7.45E-3" table:style-name="ce1">
            <text:p>0,0074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15999999999999" table:formula="of:=[.A46]+([.B46]*[.C46])" table:style-name="ce1">
            <text:p>0,18116</text:p>
          </table:table-cell>
          <table:table-cell office:value-type="float" office:value="0.15135999999999999" table:formula="of:=[.A46]-([.B46]*[.C46])" table:style-name="ce1">
            <text:p>0,15136</text:p>
          </table:table-cell>
          <table:table-cell table:number-columns-repeated="16377"/>
        </table:table-row>
        <table:table-row table:style-name="ro1">
          <table:table-cell office:value-type="float" office:value="0.16627" table:style-name="ce1">
            <text:p>0,16627</text:p>
          </table:table-cell>
          <table:table-cell office:value-type="float" office:value="7.45E-3" table:style-name="ce1">
            <text:p>0,0074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17" table:formula="of:=[.A47]+([.B47]*[.C47])" table:style-name="ce1">
            <text:p>0,18117</text:p>
          </table:table-cell>
          <table:table-cell office:value-type="float" office:value="0.15137" table:formula="of:=[.A47]-([.B47]*[.C47])" table:style-name="ce1">
            <text:p>0,15137</text:p>
          </table:table-cell>
          <table:table-cell table:number-columns-repeated="16377"/>
        </table:table-row>
        <table:table-row table:style-name="ro1">
          <table:table-cell office:value-type="float" office:value="0.16627" table:style-name="ce1">
            <text:p>0,16627</text:p>
          </table:table-cell>
          <table:table-cell office:value-type="float" office:value="7.4400000000000004E-3" table:style-name="ce1">
            <text:p>0,0074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15000000000001" table:formula="of:=[.A48]+([.B48]*[.C48])" table:style-name="ce1">
            <text:p>0,18115</text:p>
          </table:table-cell>
          <table:table-cell office:value-type="float" office:value="0.15139" table:formula="of:=[.A48]-([.B48]*[.C48])" table:style-name="ce1">
            <text:p>0,15139</text:p>
          </table:table-cell>
          <table:table-cell table:number-columns-repeated="16377"/>
        </table:table-row>
        <table:table-row table:style-name="ro1">
          <table:table-cell office:value-type="float" office:value="0.16628999999999999" table:style-name="ce1">
            <text:p>0,16629</text:p>
          </table:table-cell>
          <table:table-cell office:value-type="float" office:value="7.4400000000000004E-3" table:style-name="ce1">
            <text:p>0,0074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17" table:formula="of:=[.A49]+([.B49]*[.C49])" table:style-name="ce1">
            <text:p>0,18117</text:p>
          </table:table-cell>
          <table:table-cell office:value-type="float" office:value="0.15140999999999999" table:formula="of:=[.A49]-([.B49]*[.C49])" table:style-name="ce1">
            <text:p>0,15141</text:p>
          </table:table-cell>
          <table:table-cell table:number-columns-repeated="16377"/>
        </table:table-row>
        <table:table-row table:style-name="ro1">
          <table:table-cell office:value-type="float" office:value="0.16627" table:style-name="ce1">
            <text:p>0,16627</text:p>
          </table:table-cell>
          <table:table-cell office:value-type="float" office:value="7.4400000000000004E-3" table:style-name="ce1">
            <text:p>0,0074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15000000000001" table:formula="of:=[.A50]+([.B50]*[.C50])" table:style-name="ce1">
            <text:p>0,18115</text:p>
          </table:table-cell>
          <table:table-cell office:value-type="float" office:value="0.15139" table:formula="of:=[.A50]-([.B50]*[.C50])" table:style-name="ce1">
            <text:p>0,15139</text:p>
          </table:table-cell>
          <table:table-cell table:number-columns-repeated="16377"/>
        </table:table-row>
        <table:table-row table:style-name="ro1">
          <table:table-cell office:value-type="float" office:value="0.16628000000000001" table:style-name="ce1">
            <text:p>0,16628</text:p>
          </table:table-cell>
          <table:table-cell office:value-type="float" office:value="7.4400000000000004E-3" table:style-name="ce1">
            <text:p>0,0074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16000000000002" table:formula="of:=[.A51]+([.B51]*[.C51])" table:style-name="ce1">
            <text:p>0,18116</text:p>
          </table:table-cell>
          <table:table-cell office:value-type="float" office:value="0.15140000000000001" table:formula="of:=[.A51]-([.B51]*[.C51])" table:style-name="ce1">
            <text:p>0,1514</text:p>
          </table:table-cell>
          <table:table-cell table:number-columns-repeated="16377"/>
        </table:table-row>
        <table:table-row table:style-name="ro1">
          <table:table-cell office:value-type="float" office:value="0.16628999999999999" table:style-name="ce1">
            <text:p>0,16629</text:p>
          </table:table-cell>
          <table:table-cell office:value-type="float" office:value="7.4400000000000004E-3" table:style-name="ce1">
            <text:p>0,0074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17" table:formula="of:=[.A52]+([.B52]*[.C52])" table:style-name="ce1">
            <text:p>0,18117</text:p>
          </table:table-cell>
          <table:table-cell office:value-type="float" office:value="0.15140999999999999" table:formula="of:=[.A52]-([.B52]*[.C52])" table:style-name="ce1">
            <text:p>0,15141</text:p>
          </table:table-cell>
          <table:table-cell table:number-columns-repeated="16377"/>
        </table:table-row>
        <table:table-row table:style-name="ro1">
          <table:table-cell office:value-type="float" office:value="0.16628000000000001" table:style-name="ce1">
            <text:p>0,16628</text:p>
          </table:table-cell>
          <table:table-cell office:value-type="float" office:value="7.4700000000000001E-3" table:style-name="ce1">
            <text:p>0,0074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22000000000002" table:formula="of:=[.A53]+([.B53]*[.C53])" table:style-name="ce1">
            <text:p>0,18122</text:p>
          </table:table-cell>
          <table:table-cell office:value-type="float" office:value="0.15134" table:formula="of:=[.A53]-([.B53]*[.C53])" table:style-name="ce1">
            <text:p>0,15134</text:p>
          </table:table-cell>
          <table:table-cell table:number-columns-repeated="16377"/>
        </table:table-row>
        <table:table-row table:style-name="ro1">
          <table:table-cell office:value-type="float" office:value="0.16628000000000001" table:style-name="ce1">
            <text:p>0,16628</text:p>
          </table:table-cell>
          <table:table-cell office:value-type="float" office:value="7.4700000000000001E-3" table:style-name="ce1">
            <text:p>0,0074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22000000000002" table:formula="of:=[.A54]+([.B54]*[.C54])" table:style-name="ce1">
            <text:p>0,18122</text:p>
          </table:table-cell>
          <table:table-cell office:value-type="float" office:value="0.15134" table:formula="of:=[.A54]-([.B54]*[.C54])" table:style-name="ce1">
            <text:p>0,15134</text:p>
          </table:table-cell>
          <table:table-cell table:number-columns-repeated="16377"/>
        </table:table-row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7.5199999999999998E-3" table:style-name="ce1">
            <text:p>0,0075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34" table:formula="of:=[.A55]+([.B55]*[.C55])" table:style-name="ce1">
            <text:p>0,18134</text:p>
          </table:table-cell>
          <table:table-cell office:value-type="float" office:value="0.15126000000000001" table:formula="of:=[.A55]-([.B55]*[.C55])" table:style-name="ce1">
            <text:p>0,15126</text:p>
          </table:table-cell>
          <table:table-cell table:number-columns-repeated="16377"/>
        </table:table-row>
        <table:table-row table:style-name="ro1">
          <table:table-cell office:value-type="float" office:value="0.16631000000000001" table:style-name="ce1">
            <text:p>0,16631</text:p>
          </table:table-cell>
          <table:table-cell office:value-type="float" office:value="7.5500000000000003E-3" table:style-name="ce1">
            <text:p>0,0075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41000000000002" table:formula="of:=[.A56]+([.B56]*[.C56])" table:style-name="ce1">
            <text:p>0,18141</text:p>
          </table:table-cell>
          <table:table-cell office:value-type="float" office:value="0.15121000000000001" table:formula="of:=[.A56]-([.B56]*[.C56])" table:style-name="ce1">
            <text:p>0,15121</text:p>
          </table:table-cell>
          <table:table-cell table:number-columns-repeated="16377"/>
        </table:table-row>
        <table:table-row table:style-name="ro1">
          <table:table-cell office:value-type="float" office:value="0.16631000000000001" table:style-name="ce1">
            <text:p>0,16631</text:p>
          </table:table-cell>
          <table:table-cell office:value-type="float" office:value="7.5700000000000003E-3" table:style-name="ce1">
            <text:p>0,0075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45" table:formula="of:=[.A57]+([.B57]*[.C57])" table:style-name="ce1">
            <text:p>0,18145</text:p>
          </table:table-cell>
          <table:table-cell office:value-type="float" office:value="0.15117000000000003" table:formula="of:=[.A57]-([.B57]*[.C57])" table:style-name="ce1">
            <text:p>0,15117</text:p>
          </table:table-cell>
          <table:table-cell table:number-columns-repeated="16377"/>
        </table:table-row>
        <table:table-row table:style-name="ro1">
          <table:table-cell office:value-type="float" office:value="0.16628000000000001" table:style-name="ce1">
            <text:p>0,16628</text:p>
          </table:table-cell>
          <table:table-cell office:value-type="float" office:value="7.6E-3" table:style-name="ce1">
            <text:p>0,007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48" table:formula="of:=[.A58]+([.B58]*[.C58])" table:style-name="ce1">
            <text:p>0,18148</text:p>
          </table:table-cell>
          <table:table-cell office:value-type="float" office:value="0.15108000000000002" table:formula="of:=[.A58]-([.B58]*[.C58])" table:style-name="ce1">
            <text:p>0,15108</text:p>
          </table:table-cell>
          <table:table-cell table:number-columns-repeated="16377"/>
        </table:table-row>
        <table:table-row table:style-name="ro1">
          <table:table-cell office:value-type="float" office:value="0.16631000000000001" table:style-name="ce1">
            <text:p>0,16631</text:p>
          </table:table-cell>
          <table:table-cell office:value-type="float" office:value="7.6499999999999997E-3" table:style-name="ce1">
            <text:p>0,0076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61000000000002" table:formula="of:=[.A59]+([.B59]*[.C59])" table:style-name="ce1">
            <text:p>0,18161</text:p>
          </table:table-cell>
          <table:table-cell office:value-type="float" office:value="0.15101000000000001" table:formula="of:=[.A59]-([.B59]*[.C59])" table:style-name="ce1">
            <text:p>0,15101</text:p>
          </table:table-cell>
          <table:table-cell table:number-columns-repeated="16377"/>
        </table:table-row>
        <table:table-row table:style-name="ro1">
          <table:table-cell office:value-type="float" office:value="0.16628999999999999" table:style-name="ce1">
            <text:p>0,16629</text:p>
          </table:table-cell>
          <table:table-cell office:value-type="float" office:value="7.6499999999999997E-3" table:style-name="ce1">
            <text:p>0,0076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59" table:formula="of:=[.A60]+([.B60]*[.C60])" table:style-name="ce1">
            <text:p>0,18159</text:p>
          </table:table-cell>
          <table:table-cell office:value-type="float" office:value="0.15098999999999999" table:formula="of:=[.A60]-([.B60]*[.C60])" table:style-name="ce1">
            <text:p>0,15099</text:p>
          </table:table-cell>
          <table:table-cell table:number-columns-repeated="16377"/>
        </table:table-row>
        <table:table-row table:style-name="ro1">
          <table:table-cell office:value-type="float" office:value="0.16631000000000001" table:style-name="ce1">
            <text:p>0,16631</text:p>
          </table:table-cell>
          <table:table-cell office:value-type="float" office:value="7.7000000000000002E-3" table:style-name="ce1">
            <text:p>0,007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71000000000001" table:formula="of:=[.A61]+([.B61]*[.C61])" table:style-name="ce1">
            <text:p>0,18171</text:p>
          </table:table-cell>
          <table:table-cell office:value-type="float" office:value="0.15091000000000002" table:formula="of:=[.A61]-([.B61]*[.C61])" table:style-name="ce1">
            <text:p>0,15091</text:p>
          </table:table-cell>
          <table:table-cell table:number-columns-repeated="16377"/>
        </table:table-row>
        <table:table-row table:style-name="ro1">
          <table:table-cell office:value-type="float" office:value="0.16631000000000001" table:style-name="ce1">
            <text:p>0,16631</text:p>
          </table:table-cell>
          <table:table-cell office:value-type="float" office:value="7.7499999999999999E-3" table:style-name="ce1">
            <text:p>0,0077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81000000000003" table:formula="of:=[.A62]+([.B62]*[.C62])" table:style-name="ce1">
            <text:p>0,18181</text:p>
          </table:table-cell>
          <table:table-cell office:value-type="float" office:value="0.15081" table:formula="of:=[.A62]-([.B62]*[.C62])" table:style-name="ce1">
            <text:p>0,15081</text:p>
          </table:table-cell>
          <table:table-cell table:number-columns-repeated="16377"/>
        </table:table-row>
        <table:table-row table:style-name="ro1">
          <table:table-cell office:value-type="float" office:value="0.16632" table:style-name="ce1">
            <text:p>0,16632</text:p>
          </table:table-cell>
          <table:table-cell office:value-type="float" office:value="7.7799999999999996E-3" table:style-name="ce1">
            <text:p>0,0077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187999999999999" table:formula="of:=[.A63]+([.B63]*[.C63])" table:style-name="ce1">
            <text:p>0,18188</text:p>
          </table:table-cell>
          <table:table-cell office:value-type="float" office:value="0.15076000000000001" table:formula="of:=[.A63]-([.B63]*[.C63])" table:style-name="ce1">
            <text:p>0,15076</text:p>
          </table:table-cell>
          <table:table-cell table:number-columns-repeated="16377"/>
        </table:table-row>
        <table:table-row table:style-name="ro1">
          <table:table-cell office:value-type="float" office:value="0.16635" table:style-name="ce1">
            <text:p>0,16635</text:p>
          </table:table-cell>
          <table:table-cell office:value-type="float" office:value="7.8300000000000002E-3" table:style-name="ce1">
            <text:p>0,0078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01000000000001" table:formula="of:=[.A64]+([.B64]*[.C64])" table:style-name="ce1">
            <text:p>0,18201</text:p>
          </table:table-cell>
          <table:table-cell office:value-type="float" office:value="0.15068999999999999" table:formula="of:=[.A64]-([.B64]*[.C64])" table:style-name="ce1">
            <text:p>0,15069</text:p>
          </table:table-cell>
          <table:table-cell table:number-columns-repeated="16377"/>
        </table:table-row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7.8799999999999999E-3" table:style-name="ce1">
            <text:p>0,0078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06" table:formula="of:=[.A65]+([.B65]*[.C65])" table:style-name="ce1">
            <text:p>0,18206</text:p>
          </table:table-cell>
          <table:table-cell office:value-type="float" office:value="0.15054000000000001" table:formula="of:=[.A65]-([.B65]*[.C65])" table:style-name="ce1">
            <text:p>0,15054</text:p>
          </table:table-cell>
          <table:table-cell table:number-columns-repeated="16377"/>
        </table:table-row>
        <table:table-row table:style-name="ro1">
          <table:table-cell office:value-type="float" office:value="0.16631000000000001" table:style-name="ce1">
            <text:p>0,16631</text:p>
          </table:table-cell>
          <table:table-cell office:value-type="float" office:value="7.9299999999999995E-3" table:style-name="ce1">
            <text:p>0,0079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17" table:formula="of:=[.A66]+([.B66]*[.C66])" table:style-name="ce1">
            <text:p>0,18217</text:p>
          </table:table-cell>
          <table:table-cell office:value-type="float" office:value="0.15045000000000003" table:formula="of:=[.A66]-([.B66]*[.C66])" table:style-name="ce1">
            <text:p>0,15045</text:p>
          </table:table-cell>
          <table:table-cell table:number-columns-repeated="16377"/>
        </table:table-row>
        <table:table-row table:style-name="ro1">
          <table:table-cell office:value-type="float" office:value="0.16633000000000001" table:style-name="ce1">
            <text:p>0,16633</text:p>
          </table:table-cell>
          <table:table-cell office:value-type="float" office:value="7.9600000000000001E-3" table:style-name="ce1">
            <text:p>0,0079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25" table:formula="of:=[.A67]+([.B67]*[.C67])" table:style-name="ce1">
            <text:p>0,18225</text:p>
          </table:table-cell>
          <table:table-cell office:value-type="float" office:value="0.15041000000000002" table:formula="of:=[.A67]-([.B67]*[.C67])" table:style-name="ce1">
            <text:p>0,15041</text:p>
          </table:table-cell>
          <table:table-cell table:number-columns-repeated="16377"/>
        </table:table-row>
        <table:table-row table:style-name="ro1">
          <table:table-cell office:value-type="float" office:value="0.16633999999999999" table:style-name="ce1">
            <text:p>0,16634</text:p>
          </table:table-cell>
          <table:table-cell office:value-type="float" office:value="8.0099999999999998E-3" table:style-name="ce1">
            <text:p>0,008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35999999999999" table:formula="of:=[.A68]+([.B68]*[.C68])" table:style-name="ce1">
            <text:p>0,18236</text:p>
          </table:table-cell>
          <table:table-cell office:value-type="float" office:value="0.15031999999999998" table:formula="of:=[.A68]-([.B68]*[.C68])" table:style-name="ce1">
            <text:p>0,15032</text:p>
          </table:table-cell>
          <table:table-cell table:number-columns-repeated="16377"/>
        </table:table-row>
        <table:table-row table:style-name="ro1">
          <table:table-cell office:value-type="float" office:value="0.16633000000000001" table:style-name="ce1">
            <text:p>0,16633</text:p>
          </table:table-cell>
          <table:table-cell office:value-type="float" office:value="8.0400000000000003E-3" table:style-name="ce1">
            <text:p>0,0080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41000000000002" table:formula="of:=[.A69]+([.B69]*[.C69])" table:style-name="ce1">
            <text:p>0,18241</text:p>
          </table:table-cell>
          <table:table-cell office:value-type="float" office:value="0.15024999999999999" table:formula="of:=[.A69]-([.B69]*[.C69])" table:style-name="ce1">
            <text:p>0,15025</text:p>
          </table:table-cell>
          <table:table-cell table:number-columns-repeated="16377"/>
        </table:table-row>
        <table:table-row table:style-name="ro1">
          <table:table-cell office:value-type="float" office:value="0.16633000000000001" table:style-name="ce1">
            <text:p>0,16633</text:p>
          </table:table-cell>
          <table:table-cell office:value-type="float" office:value="8.09E-3" table:style-name="ce1">
            <text:p>0,0080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51000000000001" table:formula="of:=[.A70]+([.B70]*[.C70])" table:style-name="ce1">
            <text:p>0,18251</text:p>
          </table:table-cell>
          <table:table-cell office:value-type="float" office:value="0.15015000000000001" table:formula="of:=[.A70]-([.B70]*[.C70])" table:style-name="ce1">
            <text:p>0,15015</text:p>
          </table:table-cell>
          <table:table-cell table:number-columns-repeated="16377"/>
        </table:table-row>
        <table:table-row table:style-name="ro1">
          <table:table-cell office:value-type="float" office:value="0.16635" table:style-name="ce1">
            <text:p>0,16635</text:p>
          </table:table-cell>
          <table:table-cell office:value-type="float" office:value="8.1200000000000005E-3" table:style-name="ce1">
            <text:p>0,0081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59" table:formula="of:=[.A71]+([.B71]*[.C71])" table:style-name="ce1">
            <text:p>0,18259</text:p>
          </table:table-cell>
          <table:table-cell office:value-type="float" office:value="0.15010999999999999" table:formula="of:=[.A71]-([.B71]*[.C71])" table:style-name="ce1">
            <text:p>0,15011</text:p>
          </table:table-cell>
          <table:table-cell table:number-columns-repeated="16377"/>
        </table:table-row>
        <table:table-row table:style-name="ro1">
          <table:table-cell office:value-type="float" office:value="0.16633000000000001" table:style-name="ce1">
            <text:p>0,16633</text:p>
          </table:table-cell>
          <table:table-cell office:value-type="float" office:value="8.1700000000000002E-3" table:style-name="ce1">
            <text:p>0,0081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67" table:formula="of:=[.A72]+([.B72]*[.C72])" table:style-name="ce1">
            <text:p>0,18267</text:p>
          </table:table-cell>
          <table:table-cell office:value-type="float" office:value="0.14999000000000001" table:formula="of:=[.A72]-([.B72]*[.C72])" table:style-name="ce1">
            <text:p>0,14999</text:p>
          </table:table-cell>
          <table:table-cell table:number-columns-repeated="16377"/>
        </table:table-row>
        <table:table-row table:style-name="ro1">
          <table:table-cell office:value-type="float" office:value="0.16633999999999999" table:style-name="ce1">
            <text:p>0,16634</text:p>
          </table:table-cell>
          <table:table-cell office:value-type="float" office:value="8.2199999999999999E-3" table:style-name="ce1">
            <text:p>0,0082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78" table:formula="of:=[.A73]+([.B73]*[.C73])" table:style-name="ce1">
            <text:p>0,18278</text:p>
          </table:table-cell>
          <table:table-cell office:value-type="float" office:value="0.14989999999999998" table:formula="of:=[.A73]-([.B73]*[.C73])" table:style-name="ce1">
            <text:p>0,1499</text:p>
          </table:table-cell>
          <table:table-cell table:number-columns-repeated="16377"/>
        </table:table-row>
        <table:table-row table:style-name="ro1">
          <table:table-cell office:value-type="float" office:value="0.16633999999999999" table:style-name="ce1">
            <text:p>0,16634</text:p>
          </table:table-cell>
          <table:table-cell office:value-type="float" office:value="8.2799999999999992E-3" table:style-name="ce1">
            <text:p>0,0082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89999999999998" table:formula="of:=[.A74]+([.B74]*[.C74])" table:style-name="ce1">
            <text:p>0,1829</text:p>
          </table:table-cell>
          <table:table-cell office:value-type="float" office:value="0.14978" table:formula="of:=[.A74]-([.B74]*[.C74])" table:style-name="ce1">
            <text:p>0,14978</text:p>
          </table:table-cell>
          <table:table-cell table:number-columns-repeated="16377"/>
        </table:table-row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8.3300000000000006E-3" table:style-name="ce1">
            <text:p>0,0083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296000000000001" table:formula="of:=[.A75]+([.B75]*[.C75])" table:style-name="ce1">
            <text:p>0,18296</text:p>
          </table:table-cell>
          <table:table-cell office:value-type="float" office:value="0.14964" table:formula="of:=[.A75]-([.B75]*[.C75])" table:style-name="ce1">
            <text:p>0,14964</text:p>
          </table:table-cell>
          <table:table-cell table:number-columns-repeated="16377"/>
        </table:table-row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8.3599999999999994E-3" table:style-name="ce1">
            <text:p>0,0083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02000000000002" table:formula="of:=[.A76]+([.B76]*[.C76])" table:style-name="ce1">
            <text:p>0,18302</text:p>
          </table:table-cell>
          <table:table-cell office:value-type="float" office:value="0.14957999999999999" table:formula="of:=[.A76]-([.B76]*[.C76])" table:style-name="ce1">
            <text:p>0,14958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4200000000000004E-3" table:style-name="ce1">
            <text:p>0,0084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23999999999999" table:formula="of:=[.A77]+([.B77]*[.C77])" table:style-name="ce1">
            <text:p>0,18324</text:p>
          </table:table-cell>
          <table:table-cell office:value-type="float" office:value="0.14956" table:formula="of:=[.A77]-([.B77]*[.C77])" table:style-name="ce1">
            <text:p>0,14956</text:p>
          </table:table-cell>
          <table:table-cell table:number-columns-repeated="16377"/>
        </table:table-row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8.4700000000000001E-3" table:style-name="ce1">
            <text:p>0,0084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24000000000001" table:formula="of:=[.A78]+([.B78]*[.C78])" table:style-name="ce1">
            <text:p>0,18324</text:p>
          </table:table-cell>
          <table:table-cell office:value-type="float" office:value="0.14935999999999999" table:formula="of:=[.A78]-([.B78]*[.C78])" table:style-name="ce1">
            <text:p>0,14936</text:p>
          </table:table-cell>
          <table:table-cell table:number-columns-repeated="16377"/>
        </table:table-row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8.4899999999999993E-3" table:style-name="ce1">
            <text:p>0,0084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28" table:formula="of:=[.A79]+([.B79]*[.C79])" table:style-name="ce1">
            <text:p>0,18328</text:p>
          </table:table-cell>
          <table:table-cell office:value-type="float" office:value="0.14932000000000001" table:formula="of:=[.A79]-([.B79]*[.C79])" table:style-name="ce1">
            <text:p>0,14932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5299999999999994E-3" table:style-name="ce1">
            <text:p>0,0085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45999999999998" table:formula="of:=[.A80]+([.B80]*[.C80])" table:style-name="ce1">
            <text:p>0,18346</text:p>
          </table:table-cell>
          <table:table-cell office:value-type="float" office:value="0.14934" table:formula="of:=[.A80]-([.B80]*[.C80])" table:style-name="ce1">
            <text:p>0,14934</text:p>
          </table:table-cell>
          <table:table-cell table:number-columns-repeated="16377"/>
        </table:table-row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8.5800000000000008E-3" table:style-name="ce1">
            <text:p>0,0085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46000000000001" table:formula="of:=[.A81]+([.B81]*[.C81])" table:style-name="ce1">
            <text:p>0,18346</text:p>
          </table:table-cell>
          <table:table-cell office:value-type="float" office:value="0.14913999999999999" table:formula="of:=[.A81]-([.B81]*[.C81])" table:style-name="ce1">
            <text:p>0,14914</text:p>
          </table:table-cell>
          <table:table-cell table:number-columns-repeated="16377"/>
        </table:table-row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8.6400000000000001E-3" table:style-name="ce1">
            <text:p>0,0086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57999999999999" table:formula="of:=[.A82]+([.B82]*[.C82])" table:style-name="ce1">
            <text:p>0,18358</text:p>
          </table:table-cell>
          <table:table-cell office:value-type="float" office:value="0.14902000000000001" table:formula="of:=[.A82]-([.B82]*[.C82])" table:style-name="ce1">
            <text:p>0,14902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6899999999999998E-3" table:style-name="ce1">
            <text:p>0,0086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78" table:formula="of:=[.A83]+([.B83]*[.C83])" table:style-name="ce1">
            <text:p>0,18378</text:p>
          </table:table-cell>
          <table:table-cell office:value-type="float" office:value="0.14901999999999999" table:formula="of:=[.A83]-([.B83]*[.C83])" table:style-name="ce1">
            <text:p>0,14902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7200000000000003E-3" table:style-name="ce1">
            <text:p>0,0087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84" table:formula="of:=[.A84]+([.B84]*[.C84])" table:style-name="ce1">
            <text:p>0,18384</text:p>
          </table:table-cell>
          <table:table-cell office:value-type="float" office:value="0.14895999999999998" table:formula="of:=[.A84]-([.B84]*[.C84])" table:style-name="ce1">
            <text:p>0,14896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7500000000000008E-3" table:style-name="ce1">
            <text:p>0,0087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390000000000001" table:formula="of:=[.A85]+([.B85]*[.C85])" table:style-name="ce1">
            <text:p>0,1839</text:p>
          </table:table-cell>
          <table:table-cell office:value-type="float" office:value="0.14889999999999998" table:formula="of:=[.A85]-([.B85]*[.C85])" table:style-name="ce1">
            <text:p>0,1489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8100000000000001E-3" table:style-name="ce1">
            <text:p>0,0088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01999999999999" table:formula="of:=[.A86]+([.B86]*[.C86])" table:style-name="ce1">
            <text:p>0,18402</text:p>
          </table:table-cell>
          <table:table-cell office:value-type="float" office:value="0.14878" table:formula="of:=[.A86]-([.B86]*[.C86])" table:style-name="ce1">
            <text:p>0,14878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8400000000000006E-3" table:style-name="ce1">
            <text:p>0,0088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07999999999999" table:formula="of:=[.A87]+([.B87]*[.C87])" table:style-name="ce1">
            <text:p>0,18408</text:p>
          </table:table-cell>
          <table:table-cell office:value-type="float" office:value="0.14871999999999999" table:formula="of:=[.A87]-([.B87]*[.C87])" table:style-name="ce1">
            <text:p>0,14872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8999999999999999E-3" table:style-name="ce1">
            <text:p>0,008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2" table:formula="of:=[.A88]+([.B88]*[.C88])" table:style-name="ce1">
            <text:p>0,1842</text:p>
          </table:table-cell>
          <table:table-cell office:value-type="float" office:value="0.14859999999999998" table:formula="of:=[.A88]-([.B88]*[.C88])" table:style-name="ce1">
            <text:p>0,1486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9200000000000008E-3" table:style-name="ce1">
            <text:p>0,0089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23999999999999" table:formula="of:=[.A89]+([.B89]*[.C89])" table:style-name="ce1">
            <text:p>0,18424</text:p>
          </table:table-cell>
          <table:table-cell office:value-type="float" office:value="0.14856" table:formula="of:=[.A89]-([.B89]*[.C89])" table:style-name="ce1">
            <text:p>0,14856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8.9499999999999996E-3" table:style-name="ce1">
            <text:p>0,0089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29999999999999" table:formula="of:=[.A90]+([.B90]*[.C90])" table:style-name="ce1">
            <text:p>0,1843</text:p>
          </table:table-cell>
          <table:table-cell office:value-type="float" office:value="0.14849999999999999" table:formula="of:=[.A90]-([.B90]*[.C90])" table:style-name="ce1">
            <text:p>0,1485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0100000000000006E-3" table:style-name="ce1">
            <text:p>0,009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42" table:formula="of:=[.A91]+([.B91]*[.C91])" table:style-name="ce1">
            <text:p>0,18442</text:p>
          </table:table-cell>
          <table:table-cell office:value-type="float" office:value="0.14837999999999998" table:formula="of:=[.A91]-([.B91]*[.C91])" table:style-name="ce1">
            <text:p>0,14838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0699999999999999E-3" table:style-name="ce1">
            <text:p>0,0090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53999999999998" table:formula="of:=[.A92]+([.B92]*[.C92])" table:style-name="ce1">
            <text:p>0,18454</text:p>
          </table:table-cell>
          <table:table-cell office:value-type="float" office:value="0.14826" table:formula="of:=[.A92]-([.B92]*[.C92])" table:style-name="ce1">
            <text:p>0,14826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0699999999999999E-3" table:style-name="ce1">
            <text:p>0,0090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53999999999998" table:formula="of:=[.A93]+([.B93]*[.C93])" table:style-name="ce1">
            <text:p>0,18454</text:p>
          </table:table-cell>
          <table:table-cell office:value-type="float" office:value="0.14826" table:formula="of:=[.A93]-([.B93]*[.C93])" table:style-name="ce1">
            <text:p>0,14826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1299999999999992E-3" table:style-name="ce1">
            <text:p>0,0091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65999999999999" table:formula="of:=[.A94]+([.B94]*[.C94])" table:style-name="ce1">
            <text:p>0,18466</text:p>
          </table:table-cell>
          <table:table-cell office:value-type="float" office:value="0.14813999999999999" table:formula="of:=[.A94]-([.B94]*[.C94])" table:style-name="ce1">
            <text:p>0,14814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1599999999999997E-3" table:style-name="ce1">
            <text:p>0,0091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72" table:formula="of:=[.A95]+([.B95]*[.C95])" table:style-name="ce1">
            <text:p>0,18472</text:p>
          </table:table-cell>
          <table:table-cell office:value-type="float" office:value="0.14807999999999999" table:formula="of:=[.A95]-([.B95]*[.C95])" table:style-name="ce1">
            <text:p>0,14808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1800000000000007E-3" table:style-name="ce1">
            <text:p>0,0091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75999999999998" table:formula="of:=[.A96]+([.B96]*[.C96])" table:style-name="ce1">
            <text:p>0,18476</text:p>
          </table:table-cell>
          <table:table-cell office:value-type="float" office:value="0.14804" table:formula="of:=[.A96]-([.B96]*[.C96])" table:style-name="ce1">
            <text:p>0,14804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2200000000000008E-3" table:style-name="ce1">
            <text:p>0,0092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84" table:formula="of:=[.A97]+([.B97]*[.C97])" table:style-name="ce1">
            <text:p>0,18484</text:p>
          </table:table-cell>
          <table:table-cell office:value-type="float" office:value="0.14795999999999998" table:formula="of:=[.A97]-([.B97]*[.C97])" table:style-name="ce1">
            <text:p>0,14796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2399999999999999E-3" table:style-name="ce1">
            <text:p>0,0092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87999999999999" table:formula="of:=[.A98]+([.B98]*[.C98])" table:style-name="ce1">
            <text:p>0,18488</text:p>
          </table:table-cell>
          <table:table-cell office:value-type="float" office:value="0.14792" table:formula="of:=[.A98]-([.B98]*[.C98])" table:style-name="ce1">
            <text:p>0,14792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2700000000000005E-3" table:style-name="ce1">
            <text:p>0,0092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493999999999999" table:formula="of:=[.A99]+([.B99]*[.C99])" table:style-name="ce1">
            <text:p>0,18494</text:p>
          </table:table-cell>
          <table:table-cell office:value-type="float" office:value="0.14785999999999999" table:formula="of:=[.A99]-([.B99]*[.C99])" table:style-name="ce1">
            <text:p>0,14786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3299999999999998E-3" table:style-name="ce1">
            <text:p>0,0093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06" table:formula="of:=[.A100]+([.B100]*[.C100])" table:style-name="ce1">
            <text:p>0,18506</text:p>
          </table:table-cell>
          <table:table-cell office:value-type="float" office:value="0.14773999999999998" table:formula="of:=[.A100]-([.B100]*[.C100])" table:style-name="ce1">
            <text:p>0,14774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3299999999999998E-3" table:style-name="ce1">
            <text:p>0,0093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06" table:formula="of:=[.A101]+([.B101]*[.C101])" table:style-name="ce1">
            <text:p>0,18506</text:p>
          </table:table-cell>
          <table:table-cell office:value-type="float" office:value="0.14773999999999998" table:formula="of:=[.A101]-([.B101]*[.C101])" table:style-name="ce1">
            <text:p>0,14774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3900000000000008E-3" table:style-name="ce1">
            <text:p>0,0093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17999999999998" table:formula="of:=[.A102]+([.B102]*[.C102])" table:style-name="ce1">
            <text:p>0,18518</text:p>
          </table:table-cell>
          <table:table-cell office:value-type="float" office:value="0.14762" table:formula="of:=[.A102]-([.B102]*[.C102])" table:style-name="ce1">
            <text:p>0,14762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41E-3" table:style-name="ce1">
            <text:p>0,0094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22" table:formula="of:=[.A103]+([.B103]*[.C103])" table:style-name="ce1">
            <text:p>0,18522</text:p>
          </table:table-cell>
          <table:table-cell office:value-type="float" office:value="0.14757999999999999" table:formula="of:=[.A103]-([.B103]*[.C103])" table:style-name="ce1">
            <text:p>0,14758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4500000000000001E-3" table:style-name="ce1">
            <text:p>0,0094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40000000000001" table:formula="of:=[.A104]+([.B104]*[.C104])" table:style-name="ce1">
            <text:p>0,1854</text:p>
          </table:table-cell>
          <table:table-cell office:value-type="float" office:value="0.14760000000000001" table:formula="of:=[.A104]-([.B104]*[.C104])" table:style-name="ce1">
            <text:p>0,1476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4800000000000006E-3" table:style-name="ce1">
            <text:p>0,0094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36" table:formula="of:=[.A105]+([.B105]*[.C105])" table:style-name="ce1">
            <text:p>0,18536</text:p>
          </table:table-cell>
          <table:table-cell office:value-type="float" office:value="0.14743999999999999" table:formula="of:=[.A105]-([.B105]*[.C105])" table:style-name="ce1">
            <text:p>0,14744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4999999999999998E-3" table:style-name="ce1">
            <text:p>0,009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39999999999998" table:formula="of:=[.A106]+([.B106]*[.C106])" table:style-name="ce1">
            <text:p>0,1854</text:p>
          </table:table-cell>
          <table:table-cell office:value-type="float" office:value="0.1474" table:formula="of:=[.A106]-([.B106]*[.C106])" table:style-name="ce1">
            <text:p>0,1474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5399999999999999E-3" table:style-name="ce1">
            <text:p>0,0095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58000000000002" table:formula="of:=[.A107]+([.B107]*[.C107])" table:style-name="ce1">
            <text:p>0,18558</text:p>
          </table:table-cell>
          <table:table-cell office:value-type="float" office:value="0.14742" table:formula="of:=[.A107]-([.B107]*[.C107])" table:style-name="ce1">
            <text:p>0,14742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5600000000000008E-3" table:style-name="ce1">
            <text:p>0,0095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62000000000001" table:formula="of:=[.A108]+([.B108]*[.C108])" table:style-name="ce1">
            <text:p>0,18562</text:p>
          </table:table-cell>
          <table:table-cell office:value-type="float" office:value="0.14738000000000001" table:formula="of:=[.A108]-([.B108]*[.C108])" table:style-name="ce1">
            <text:p>0,14738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5600000000000008E-3" table:style-name="ce1">
            <text:p>0,0095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51999999999999" table:formula="of:=[.A109]+([.B109]*[.C109])" table:style-name="ce1">
            <text:p>0,18552</text:p>
          </table:table-cell>
          <table:table-cell office:value-type="float" office:value="0.14727999999999999" table:formula="of:=[.A109]-([.B109]*[.C109])" table:style-name="ce1">
            <text:p>0,14728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6200000000000001E-3" table:style-name="ce1">
            <text:p>0,0096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74000000000002" table:formula="of:=[.A110]+([.B110]*[.C110])" table:style-name="ce1">
            <text:p>0,18574</text:p>
          </table:table-cell>
          <table:table-cell office:value-type="float" office:value="0.14726" table:formula="of:=[.A110]-([.B110]*[.C110])" table:style-name="ce1">
            <text:p>0,14726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6100000000000005E-3" table:style-name="ce1">
            <text:p>0,0096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72" table:formula="of:=[.A111]+([.B111]*[.C111])" table:style-name="ce1">
            <text:p>0,18572</text:p>
          </table:table-cell>
          <table:table-cell office:value-type="float" office:value="0.14728000000000002" table:formula="of:=[.A111]-([.B111]*[.C111])" table:style-name="ce1">
            <text:p>0,14728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6399999999999993E-3" table:style-name="ce1">
            <text:p>0,0096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78" table:formula="of:=[.A112]+([.B112]*[.C112])" table:style-name="ce1">
            <text:p>0,18578</text:p>
          </table:table-cell>
          <table:table-cell office:value-type="float" office:value="0.14722000000000002" table:formula="of:=[.A112]-([.B112]*[.C112])" table:style-name="ce1">
            <text:p>0,14722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6699999999999998E-3" table:style-name="ce1">
            <text:p>0,0096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84000000000001" table:formula="of:=[.A113]+([.B113]*[.C113])" table:style-name="ce1">
            <text:p>0,18584</text:p>
          </table:table-cell>
          <table:table-cell office:value-type="float" office:value="0.14716000000000001" table:formula="of:=[.A113]-([.B113]*[.C113])" table:style-name="ce1">
            <text:p>0,14716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7000000000000003E-3" table:style-name="ce1">
            <text:p>0,009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79999999999999" table:formula="of:=[.A114]+([.B114]*[.C114])" table:style-name="ce1">
            <text:p>0,1858</text:p>
          </table:table-cell>
          <table:table-cell office:value-type="float" office:value="0.14699999999999999" table:formula="of:=[.A114]-([.B114]*[.C114])" table:style-name="ce1">
            <text:p>0,147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6900000000000007E-3" table:style-name="ce1">
            <text:p>0,0096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88000000000002" table:formula="of:=[.A115]+([.B115]*[.C115])" table:style-name="ce1">
            <text:p>0,18588</text:p>
          </table:table-cell>
          <table:table-cell office:value-type="float" office:value="0.14712" table:formula="of:=[.A115]-([.B115]*[.C115])" table:style-name="ce1">
            <text:p>0,14712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02000000000002" table:formula="of:=[.A116]+([.B116]*[.C116])" table:style-name="ce1">
            <text:p>0,18602</text:p>
          </table:table-cell>
          <table:table-cell office:value-type="float" office:value="0.14698" table:formula="of:=[.A116]-([.B116]*[.C116])" table:style-name="ce1">
            <text:p>0,14698</text:p>
          </table:table-cell>
          <table:table-cell table:number-columns-repeated="16377"/>
        </table:table-row>
        <table:table-row table:style-name="ro1">
          <table:table-cell office:value-type="float" office:value="0.16639999999999999" table:style-name="ce1">
            <text:p>0,1664</text:p>
          </table:table-cell>
          <table:table-cell office:value-type="float" office:value="9.75E-3" table:style-name="ce1">
            <text:p>0,0097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589999999999998" table:formula="of:=[.A117]+([.B117]*[.C117])" table:style-name="ce1">
            <text:p>0,1859</text:p>
          </table:table-cell>
          <table:table-cell office:value-type="float" office:value="0.1469" table:formula="of:=[.A117]-([.B117]*[.C117])" table:style-name="ce1">
            <text:p>0,1469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7800000000000005E-3" table:style-name="ce1">
            <text:p>0,0097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06" table:formula="of:=[.A118]+([.B118]*[.C118])" table:style-name="ce1">
            <text:p>0,18606</text:p>
          </table:table-cell>
          <table:table-cell office:value-type="float" office:value="0.14694000000000002" table:formula="of:=[.A118]-([.B118]*[.C118])" table:style-name="ce1">
            <text:p>0,14694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7999999999999997E-3" table:style-name="ce1">
            <text:p>0,009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10000000000002" table:formula="of:=[.A119]+([.B119]*[.C119])" table:style-name="ce1">
            <text:p>0,1861</text:p>
          </table:table-cell>
          <table:table-cell office:value-type="float" office:value="0.1469" table:formula="of:=[.A119]-([.B119]*[.C119])" table:style-name="ce1">
            <text:p>0,1469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7900000000000001E-3" table:style-name="ce1">
            <text:p>0,0097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08000000000002" table:formula="of:=[.A120]+([.B120]*[.C120])" table:style-name="ce1">
            <text:p>0,18608</text:p>
          </table:table-cell>
          <table:table-cell office:value-type="float" office:value="0.14692" table:formula="of:=[.A120]-([.B120]*[.C120])" table:style-name="ce1">
            <text:p>0,14692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8300000000000002E-3" table:style-name="ce1">
            <text:p>0,0098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16000000000002" table:formula="of:=[.A121]+([.B121]*[.C121])" table:style-name="ce1">
            <text:p>0,18616</text:p>
          </table:table-cell>
          <table:table-cell office:value-type="float" office:value="0.14684" table:formula="of:=[.A121]-([.B121]*[.C121])" table:style-name="ce1">
            <text:p>0,14684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8499999999999994E-3" table:style-name="ce1">
            <text:p>0,0098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2" table:formula="of:=[.A122]+([.B122]*[.C122])" table:style-name="ce1">
            <text:p>0,1862</text:p>
          </table:table-cell>
          <table:table-cell office:value-type="float" office:value="0.14680000000000001" table:formula="of:=[.A122]-([.B122]*[.C122])" table:style-name="ce1">
            <text:p>0,1468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8799999999999999E-3" table:style-name="ce1">
            <text:p>0,0098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26000000000001" table:formula="of:=[.A123]+([.B123]*[.C123])" table:style-name="ce1">
            <text:p>0,18626</text:p>
          </table:table-cell>
          <table:table-cell office:value-type="float" office:value="0.14674000000000001" table:formula="of:=[.A123]-([.B123]*[.C123])" table:style-name="ce1">
            <text:p>0,14674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8700000000000003E-3" table:style-name="ce1">
            <text:p>0,0098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24000000000002" table:formula="of:=[.A124]+([.B124]*[.C124])" table:style-name="ce1">
            <text:p>0,18624</text:p>
          </table:table-cell>
          <table:table-cell office:value-type="float" office:value="0.14676" table:formula="of:=[.A124]-([.B124]*[.C124])" table:style-name="ce1">
            <text:p>0,14676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8899999999999995E-3" table:style-name="ce1">
            <text:p>0,0098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28" table:formula="of:=[.A125]+([.B125]*[.C125])" table:style-name="ce1">
            <text:p>0,18628</text:p>
          </table:table-cell>
          <table:table-cell office:value-type="float" office:value="0.14672000000000002" table:formula="of:=[.A125]-([.B125]*[.C125])" table:style-name="ce1">
            <text:p>0,14672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92E-3" table:style-name="ce1">
            <text:p>0,0099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34000000000001" table:formula="of:=[.A126]+([.B126]*[.C126])" table:style-name="ce1">
            <text:p>0,18634</text:p>
          </table:table-cell>
          <table:table-cell office:value-type="float" office:value="0.14666000000000001" table:formula="of:=[.A126]-([.B126]*[.C126])" table:style-name="ce1">
            <text:p>0,14666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9100000000000004E-3" table:style-name="ce1">
            <text:p>0,0099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32000000000001" table:formula="of:=[.A127]+([.B127]*[.C127])" table:style-name="ce1">
            <text:p>0,18632</text:p>
          </table:table-cell>
          <table:table-cell office:value-type="float" office:value="0.14668" table:formula="of:=[.A127]-([.B127]*[.C127])" table:style-name="ce1">
            <text:p>0,14668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9299999999999996E-3" table:style-name="ce1">
            <text:p>0,0099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36" table:formula="of:=[.A128]+([.B128]*[.C128])" table:style-name="ce1">
            <text:p>0,18636</text:p>
          </table:table-cell>
          <table:table-cell office:value-type="float" office:value="0.14664000000000002" table:formula="of:=[.A128]-([.B128]*[.C128])" table:style-name="ce1">
            <text:p>0,14664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9699999999999997E-3" table:style-name="ce1">
            <text:p>0,0099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43999999999999" table:formula="of:=[.A129]+([.B129]*[.C129])" table:style-name="ce1">
            <text:p>0,18644</text:p>
          </table:table-cell>
          <table:table-cell office:value-type="float" office:value="0.14656000000000002" table:formula="of:=[.A129]-([.B129]*[.C129])" table:style-name="ce1">
            <text:p>0,14656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9500000000000005E-3" table:style-name="ce1">
            <text:p>0,0099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40000000000001" table:formula="of:=[.A130]+([.B130]*[.C130])" table:style-name="ce1">
            <text:p>0,1864</text:p>
          </table:table-cell>
          <table:table-cell office:value-type="float" office:value="0.14660000000000001" table:formula="of:=[.A130]-([.B130]*[.C130])" table:style-name="ce1">
            <text:p>0,1466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9.9399999999999992E-3" table:style-name="ce1">
            <text:p>0,0099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38000000000002" table:formula="of:=[.A131]+([.B131]*[.C131])" table:style-name="ce1">
            <text:p>0,18638</text:p>
          </table:table-cell>
          <table:table-cell office:value-type="float" office:value="0.14662" table:formula="of:=[.A131]-([.B131]*[.C131])" table:style-name="ce1">
            <text:p>0,14662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" table:formula="of:=[.A132]+([.B132]*[.C132])" table:style-name="ce1">
            <text:p>0,1865</text:p>
          </table:table-cell>
          <table:table-cell office:value-type="float" office:value="0.14650000000000002" table:formula="of:=[.A132]-([.B132]*[.C132])" table:style-name="ce1">
            <text:p>0,1465</text:p>
          </table:table-cell>
          <table:table-cell table:number-columns-repeated="16377"/>
        </table:table-row>
        <table:table-row table:style-name="ro1">
          <table:table-cell office:value-type="float" office:value="0.1666" table:style-name="ce1">
            <text:p>0,1666</text:p>
          </table:table-cell>
          <table:table-cell office:value-type="float" office:value="9.9900000000000006E-3" table:style-name="ce1">
            <text:p>0,0099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8" table:formula="of:=[.A133]+([.B133]*[.C133])" table:style-name="ce1">
            <text:p>0,18658</text:p>
          </table:table-cell>
          <table:table-cell office:value-type="float" office:value="0.14662" table:formula="of:=[.A133]-([.B133]*[.C133])" table:style-name="ce1">
            <text:p>0,14662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" table:formula="of:=[.A134]+([.B134]*[.C134])" table:style-name="ce1">
            <text:p>0,1865</text:p>
          </table:table-cell>
          <table:table-cell office:value-type="float" office:value="0.14650000000000002" table:formula="of:=[.A134]-([.B134]*[.C134])" table:style-name="ce1">
            <text:p>0,1465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" table:formula="of:=[.A135]+([.B135]*[.C135])" table:style-name="ce1">
            <text:p>0,1865</text:p>
          </table:table-cell>
          <table:table-cell office:value-type="float" office:value="0.14650000000000002" table:formula="of:=[.A135]-([.B135]*[.C135])" table:style-name="ce1">
            <text:p>0,1465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" table:formula="of:=[.A136]+([.B136]*[.C136])" table:style-name="ce1">
            <text:p>0,1865</text:p>
          </table:table-cell>
          <table:table-cell office:value-type="float" office:value="0.14650000000000002" table:formula="of:=[.A136]-([.B136]*[.C136])" table:style-name="ce1">
            <text:p>0,1465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1.01E-2" table:style-name="ce1">
            <text:p>0,01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7" table:formula="of:=[.A137]+([.B137]*[.C137])" table:style-name="ce1">
            <text:p>0,1867</text:p>
          </table:table-cell>
          <table:table-cell office:value-type="float" office:value="0.14630000000000001" table:formula="of:=[.A137]-([.B137]*[.C137])" table:style-name="ce1">
            <text:p>0,1463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" table:formula="of:=[.A138]+([.B138]*[.C138])" table:style-name="ce1">
            <text:p>0,1865</text:p>
          </table:table-cell>
          <table:table-cell office:value-type="float" office:value="0.14650000000000002" table:formula="of:=[.A138]-([.B138]*[.C138])" table:style-name="ce1">
            <text:p>0,1465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" table:formula="of:=[.A139]+([.B139]*[.C139])" table:style-name="ce1">
            <text:p>0,1865</text:p>
          </table:table-cell>
          <table:table-cell office:value-type="float" office:value="0.14650000000000002" table:formula="of:=[.A139]-([.B139]*[.C139])" table:style-name="ce1">
            <text:p>0,1465</text:p>
          </table:table-cell>
          <table:table-cell table:number-columns-repeated="16377"/>
        </table:table-row>
        <table:table-row table:style-name="ro1">
          <table:table-cell office:value-type="float" office:value="0.1666" table:style-name="ce1">
            <text:p>0,1666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9999999999999" table:formula="of:=[.A140]+([.B140]*[.C140])" table:style-name="ce1">
            <text:p>0,1866</text:p>
          </table:table-cell>
          <table:table-cell office:value-type="float" office:value="0.14660000000000001" table:formula="of:=[.A140]-([.B140]*[.C140])" table:style-name="ce1">
            <text:p>0,1466</text:p>
          </table:table-cell>
          <table:table-cell table:number-columns-repeated="16377"/>
        </table:table-row>
        <table:table-row table:style-name="ro1">
          <table:table-cell office:value-type="float" office:value="0.1666" table:style-name="ce1">
            <text:p>0,1666</text:p>
          </table:table-cell>
          <table:table-cell office:value-type="float" office:value="1.01E-2" table:style-name="ce1">
            <text:p>0,01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79999999999999" table:formula="of:=[.A141]+([.B141]*[.C141])" table:style-name="ce1">
            <text:p>0,1868</text:p>
          </table:table-cell>
          <table:table-cell office:value-type="float" office:value="0.1464" table:formula="of:=[.A141]-([.B141]*[.C141])" table:style-name="ce1">
            <text:p>0,1464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1.01E-2" table:style-name="ce1">
            <text:p>0,01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7" table:formula="of:=[.A142]+([.B142]*[.C142])" table:style-name="ce1">
            <text:p>0,1867</text:p>
          </table:table-cell>
          <table:table-cell office:value-type="float" office:value="0.14630000000000001" table:formula="of:=[.A142]-([.B142]*[.C142])" table:style-name="ce1">
            <text:p>0,1463</text:p>
          </table:table-cell>
          <table:table-cell table:number-columns-repeated="16377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.1865" table:formula="of:=[.A143]+([.B143]*[.C143])" table:style-name="ce1">
            <text:p>0,1865</text:p>
          </table:table-cell>
          <table:table-cell office:value-type="float" office:value="0.14650000000000002" table:formula="of:=[.A143]-([.B143]*[.C143])" table:style-name="ce1">
            <text:p>0,1465</text:p>
          </table:table-cell>
          <table:table-cell table:number-columns-repeated="16377"/>
        </table:table-row>
        <table:table-row table:style-name="ro1">
          <table:table-cell office:value-type="float" office:value="-2.7" table:style-name="ce1">
            <text:p>-2,7</text:p>
          </table:table-cell>
          <table:table-cell office:value-type="float" office:value="12290" table:style-name="ce1">
            <text:p>12290</text:p>
          </table:table-cell>
          <table:table-cell office:value-type="float" office:value="8.3000000000000001E-4" table:style-name="ce1">
            <text:p>0,00083</text:p>
          </table:table-cell>
          <table:table-cell table:number-columns-repeated="2" table:style-name="ce1"/>
          <table:table-cell office:value-type="float" office:value="7.5006999999999993" table:formula="of:=[.A144]+([.B144]*[.C144])" table:style-name="ce1">
            <text:p>7,5007</text:p>
          </table:table-cell>
          <table:table-cell office:value-type="float" office:value="-12.900700000000001" table:formula="of:=[.A144]-([.B144]*[.C144])" table:style-name="ce1">
            <text:p>-12,9007</text:p>
          </table:table-cell>
          <table:table-cell table:number-columns-repeated="16377"/>
        </table:table-row>
        <table:table-row table:style-name="ro1">
          <table:table-cell office:value-type="float" office:value="0.8" table:style-name="ce1">
            <text:p>0,8</text:p>
          </table:table-cell>
          <table:table-cell office:value-type="float" office:value="1900" table:style-name="ce1">
            <text:p>1900</text:p>
          </table:table-cell>
          <table:table-cell office:value-type="float" office:value="5.3E-3" table:style-name="ce1">
            <text:p>0,0053</text:p>
          </table:table-cell>
          <table:table-cell table:number-columns-repeated="2" table:style-name="ce1"/>
          <table:table-cell office:value-type="float" office:value="10.870000000000001" table:formula="of:=[.A145]+([.B145]*[.C145])" table:style-name="ce1">
            <text:p>10,87</text:p>
          </table:table-cell>
          <table:table-cell office:value-type="float" office:value="-9.27" table:formula="of:=[.A145]-([.B145]*[.C145])" table:style-name="ce1">
            <text:p>-9,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20" table:style-name="ce1">
            <text:p>2020</text:p>
          </table:table-cell>
          <table:table-cell office:value-type="float" office:value="4.7000000000000002E-3" table:style-name="ce1">
            <text:p>0,0047</text:p>
          </table:table-cell>
          <table:table-cell table:number-columns-repeated="2" table:style-name="ce1"/>
          <table:table-cell office:value-type="float" office:value="10.494" table:formula="of:=[.A146]+([.B146]*[.C146])" table:style-name="ce1">
            <text:p>10,494</text:p>
          </table:table-cell>
          <table:table-cell office:value-type="float" office:value="-8.4939999999999998" table:formula="of:=[.A146]-([.B146]*[.C146])" table:style-name="ce1">
            <text:p>-8,494</text:p>
          </table:table-cell>
          <table:table-cell table:number-columns-repeated="16377"/>
        </table:table-row>
        <table:table-row table:style-name="ro1">
          <table:table-cell office:value-type="float" office:value="-0.2" table:style-name="ce1">
            <text:p>-0,2</text:p>
          </table:table-cell>
          <table:table-cell office:value-type="float" office:value="1310" table:style-name="ce1">
            <text:p>1310</text:p>
          </table:table-cell>
          <table:table-cell office:value-type="float" office:value="6.7999999999999996E-3" table:style-name="ce1">
            <text:p>0,0068</text:p>
          </table:table-cell>
          <table:table-cell table:number-columns-repeated="2" table:style-name="ce1"/>
          <table:table-cell office:value-type="float" office:value="8.7080000000000002" table:formula="of:=[.A147]+([.B147]*[.C147])" table:style-name="ce1">
            <text:p>8,708</text:p>
          </table:table-cell>
          <table:table-cell office:value-type="float" office:value="-9.1079999999999988" table:formula="of:=[.A147]-([.B147]*[.C147])" table:style-name="ce1">
            <text:p>-9,108</text:p>
          </table:table-cell>
          <table:table-cell table:number-columns-repeated="16377"/>
        </table:table-row>
        <table:table-row table:style-name="ro1">
          <table:table-cell office:value-type="float" office:value="-0.2" table:style-name="ce1">
            <text:p>-0,2</text:p>
          </table:table-cell>
          <table:table-cell office:value-type="float" office:value="480" table:style-name="ce1">
            <text:p>480</text:p>
          </table:table-cell>
          <table:table-cell office:value-type="float" office:value="1.7000000000000001E-2" table:style-name="ce1">
            <text:p>0,017</text:p>
          </table:table-cell>
          <table:table-cell table:number-columns-repeated="2" table:style-name="ce1"/>
          <table:table-cell office:value-type="float" office:value="7.96" table:formula="of:=[.A148]+([.B148]*[.C148])" table:style-name="ce1">
            <text:p>7,96</text:p>
          </table:table-cell>
          <table:table-cell office:value-type="float" office:value="-8.36" table:formula="of:=[.A148]-([.B148]*[.C148])" table:style-name="ce1">
            <text:p>-8,3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630" table:style-name="ce1">
            <text:p>11630</text:p>
          </table:table-cell>
          <table:table-cell office:value-type="float" office:value="5.8E-4" table:style-name="ce1">
            <text:p>0,00058</text:p>
          </table:table-cell>
          <table:table-cell table:number-columns-repeated="2" table:style-name="ce1"/>
          <table:table-cell office:value-type="float" office:value="8.7454000000000001" table:formula="of:=[.A149]+([.B149]*[.C149])" table:style-name="ce1">
            <text:p>8,7454</text:p>
          </table:table-cell>
          <table:table-cell office:value-type="float" office:value="-4.7454000000000001" table:formula="of:=[.A149]-([.B149]*[.C149])" table:style-name="ce1">
            <text:p>-4,7454</text:p>
          </table:table-cell>
          <table:table-cell table:number-columns-repeated="16377"/>
        </table:table-row>
        <table:table-row table:style-name="ro1">
          <table:table-cell office:value-type="float" office:value="-0.9" table:style-name="ce1">
            <text:p>-0,9</text:p>
          </table:table-cell>
          <table:table-cell office:value-type="float" office:value="1460" table:style-name="ce1">
            <text:p>1460</text:p>
          </table:table-cell>
          <table:table-cell office:value-type="float" office:value="3.5000000000000001E-3" table:style-name="ce1">
            <text:p>0,0035</text:p>
          </table:table-cell>
          <table:table-cell table:number-columns-repeated="2" table:style-name="ce1"/>
          <table:table-cell office:value-type="float" office:value="4.21" table:formula="of:=[.A150]+([.B150]*[.C150])" table:style-name="ce1">
            <text:p>4,21</text:p>
          </table:table-cell>
          <table:table-cell office:value-type="float" office:value="-6.0100000000000007" table:formula="of:=[.A150]-([.B150]*[.C150])" table:style-name="ce1">
            <text:p>-6,01</text:p>
          </table:table-cell>
          <table:table-cell table:number-columns-repeated="16377"/>
        </table:table-row>
        <table:table-row table:style-name="ro1">
          <table:table-cell office:value-type="float" office:value="0.08" table:style-name="ce1">
            <text:p>0,08</text:p>
          </table:table-cell>
          <table:table-cell office:value-type="float" office:value="428" table:style-name="ce1">
            <text:p>428</text:p>
          </table:table-cell>
          <table:table-cell office:value-type="float" office:value="8.9999999999999993E-3" table:style-name="ce1">
            <text:p>0,009</text:p>
          </table:table-cell>
          <table:table-cell table:number-columns-repeated="2" table:style-name="ce1"/>
          <table:table-cell office:value-type="float" office:value="3.9319999999999999" table:formula="of:=[.A151]+([.B151]*[.C151])" table:style-name="ce1">
            <text:p>3,932</text:p>
          </table:table-cell>
          <table:table-cell office:value-type="float" office:value="-3.7719999999999998" table:formula="of:=[.A151]-([.B151]*[.C151])" table:style-name="ce1">
            <text:p>-3,772</text:p>
          </table:table-cell>
          <table:table-cell table:number-columns-repeated="16377"/>
        </table:table-row>
        <table:table-row table:number-rows-repeated="10484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iogo Borges</dc:creator>
    <meta:creation-date>2017-10-20T23:41:04Z</meta:creation-date>
    <dc:date>2020-12-02T05:04:56Z</dc:date>
    <meta:editing-cycles>2</meta:editing-cycles>
    <meta:editing-duration>PT44S</meta:editing-duration>
  </office:meta>
</office:document-meta>
</file>